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20.319cm" svg:height="21.589cm" draw:transform="rotate (1.5707963267949) translate (1.905cm 22.86cm)" svg:viewBox="0 0 20320 21590" draw:points="0,0 0,10160 3937,14097 0,18034 0,21463 14351,21463 14351,18415 5842,9906 7239,8509 20320,21590 20320,0 17653,0 12827,0 12827,7112 16764,7112 16764,11938 4826,0 4953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508cm" svg:stroke-color="#000000" draw:marker-start-width="0.965cm" draw:marker-start-center="false" draw:marker-end-width="0.96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6T23:54:29.913928596</dc:date>
    <meta:editing-duration>PT13M52S</meta:editing-duration>
    <meta:editing-cycles>4</meta:editing-cycles>
    <meta:generator>LibreOffice/6.0.7.3$Linux_X86_64 LibreOffice_project/00m0$Build-3</meta:generator>
    <meta:document-statistic meta:object-count="1"/>
  </office:meta>
</office:document-meta>
</file>